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d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sha@anusha-VirtualBox:~$ cat &gt;myfile</text:p>
      <text:p text:style-name="P1">1001 <text:tab/>RAM<text:tab/>97</text:p>
      <text:p text:style-name="P1">1025<text:tab/>ARUN<text:tab/>86</text:p>
      <text:p text:style-name="P1">1013<text:tab/>RAJU<text:tab/>93</text:p>
      <text:p text:style-name="P1">anusha@anusha-VirtualBox:~$ cat myfile</text:p>
      <text:p text:style-name="P1">1001<text:tab/>RAM<text:tab/>97</text:p>
      <text:p text:style-name="P1">1025<text:tab/>ARUN<text:tab/>86</text:p>
      <text:p text:style-name="P1">1013<text:tab/>RAJU<text:tab/>93</text:p>
      <text:p text:style-name="P1">anusha@anusha-VirtualBox:~$ cut -f 1,3 myfile &gt; first &amp;&amp; cut -f 2 myfile | paste first -</text:p>
      <text:p text:style-name="P1">1001<text:tab/>97<text:tab/>RAM</text:p>
      <text:p text:style-name="P1">1025<text:tab/>86<text:tab/>ARUN</text:p>
      <text:p text:style-name="P1">1013<text:tab/>93<text:tab/>RAJU</text:p>
      <text:p text:style-name="P1">anusha@anusha-VirtualBox:~$ head -n2 myfile</text:p>
      <text:p text:style-name="P1">1001<text:tab/>RAM<text:tab/>97</text:p>
      <text:p text:style-name="P1">1025<text:tab/>ARUN<text:tab/>86</text:p>
      <text:p text:style-name="P1">anusha@anusha-VirtualBox:~$ cat myfile | head -n3 | tail -n1</text:p>
      <text:p text:style-name="P1">1013<text:tab/>RAJU<text:tab/>93</text:p>
      <text:p text:style-name="P1">anusha@anusha-VirtualBox:~$ cut -f2 myfile | paste -s</text:p>
      <text:p text:style-name="P1">RAM<text:tab/>ARUN<text:tab/>RAJU</text:p>
      <text:p text:style-name="P1">anusha@anusha-VirtualBox:~$ cut -f 2 myfile | paste -s | wc</text:p>
      <text:p text:style-name="P1"><text:s text:c="6"/>1 <text:s text:c="6"/>3 <text:s text:c="5"/>1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3:54:36.195161305</meta:creation-date>
    <dc:date>2021-09-24T23:55:45.222946769</dc:date>
    <meta:editing-duration>PT1M12S</meta:editing-duration>
    <meta:editing-cycles>1</meta:editing-cycles>
    <meta:document-statistic meta:table-count="0" meta:image-count="0" meta:object-count="0" meta:page-count="1" meta:paragraph-count="21" meta:word-count="94" meta:character-count="557" meta:non-whitespace-character-count="466"/>
    <meta:generator>LibreOffice/6.4.6.2$Linux_X86_64 LibreOffice_project/40$Build-2</meta:generator>
  </office:meta>
</office:document-meta>
</file>